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799bb" officeooo:paragraph-rsid="001799bb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94c7e" officeooo:paragraph-rsid="00194c7e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3e9d33" officeooo:paragraph-rsid="003e9d33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405974" officeooo:paragraph-rsid="00405974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2pt" officeooo:rsid="003e9d33" officeooo:paragraph-rsid="003e9d3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33c96a" officeooo:paragraph-rsid="003abce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60a068" officeooo:paragraph-rsid="0060a06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405974" officeooo:paragraph-rsid="0040597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83d35e"/>
    </style:style>
    <style:style style:name="P10" style:family="paragraph" style:parent-style-name="Standard">
      <style:paragraph-properties fo:text-align="start" style:justify-single-word="false"/>
      <style:text-properties officeooo:rsid="00194c7e" officeooo:paragraph-rsid="00194c7e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799bb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7b99c7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3599ed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436e6f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d6046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f7494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1c41dc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4a3ed8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69949c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87ac1c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a5a8fe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96aaf8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904768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4f4cc0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77a7e2" officeooo:paragraph-rsid="0077a7e2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officeooo:rsid="00b9f852" officeooo:paragraph-rsid="00b9f852" style:font-size-asian="10.5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officeooo:rsid="007a8b84" officeooo:paragraph-rsid="007a8b84" style:font-size-asian="10.5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officeooo:rsid="003d50d3" officeooo:paragraph-rsid="003d50d3" style:font-size-asian="10.5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officeooo:rsid="0048b444" officeooo:paragraph-rsid="0048b444" style:font-size-asian="10.5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officeooo:rsid="0049d8a9" officeooo:paragraph-rsid="0049d8a9" style:font-size-asian="10.5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officeooo:rsid="0082d3e2" officeooo:paragraph-rsid="0082d3e2" style:font-size-asian="10.5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officeooo:rsid="00851e7b" officeooo:paragraph-rsid="00851e7b" style:font-size-asian="10.5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officeooo:rsid="0089c001" officeooo:paragraph-rsid="0089c001" style:font-size-asian="10.5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officeooo:rsid="008f563d" officeooo:paragraph-rsid="008f563d" style:font-size-asian="10.5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officeooo:rsid="008d8ed7" officeooo:paragraph-rsid="008d8ed7" style:font-size-asian="10.5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officeooo:rsid="008a549d" officeooo:paragraph-rsid="008a549d" style:font-size-asian="10.5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officeooo:rsid="008aa25b" officeooo:paragraph-rsid="008aa25b" style:font-size-asian="10.5pt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officeooo:rsid="0087c05b" officeooo:paragraph-rsid="0087c05b" style:font-size-asian="10.5pt" style:font-size-complex="12pt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officeooo:rsid="0091f509" officeooo:paragraph-rsid="0091f509" style:font-size-asian="10.5pt" style:font-size-complex="12pt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officeooo:rsid="00938f15" officeooo:paragraph-rsid="00938f15" style:font-size-asian="10.5pt" style:font-size-complex="12pt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officeooo:rsid="00938091" officeooo:paragraph-rsid="00938091" style:font-size-asian="10.5pt" style:font-size-complex="12pt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officeooo:rsid="0095044c" officeooo:paragraph-rsid="0095044c" style:font-size-asian="10.5pt" style:font-size-complex="12pt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officeooo:rsid="00981feb" officeooo:paragraph-rsid="00981feb" style:font-size-asian="10.5pt" style:font-size-complex="12pt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officeooo:rsid="0099ce30" officeooo:paragraph-rsid="0099ce30" style:font-size-asian="10.5pt" style:font-size-complex="12pt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officeooo:rsid="00ab67be" officeooo:paragraph-rsid="00ab67be" style:font-size-asian="10.5pt" style:font-size-complex="12pt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2pt" officeooo:rsid="009a03d2" officeooo:paragraph-rsid="009a03d2" style:font-size-asian="10.5pt" style:font-size-complex="12pt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2pt" officeooo:rsid="00b24cf1" officeooo:paragraph-rsid="00b24cf1" style:font-size-asian="10.5pt" style:font-size-complex="12pt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officeooo:rsid="00a9759c" officeooo:paragraph-rsid="00a9759c" style:font-size-asian="10.5pt" style:font-size-complex="12pt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officeooo:rsid="00b628df" officeooo:paragraph-rsid="00b628df" style:font-size-asian="10.5pt" style:font-size-complex="12pt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2pt" officeooo:rsid="009fc38b" officeooo:paragraph-rsid="009fc38b" style:font-size-asian="10.5pt" style:font-size-complex="12pt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2pt" officeooo:rsid="00b0e81f" officeooo:paragraph-rsid="00b0e81f" style:font-size-asian="10.5pt" style:font-size-complex="12pt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2pt" officeooo:rsid="009f6f8b" officeooo:paragraph-rsid="009f6f8b" style:font-size-asian="10.5pt" style:font-size-complex="12pt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2pt" officeooo:rsid="00405974" officeooo:paragraph-rsid="00405974" style:font-size-asian="10.5pt" style:font-size-complex="12pt"/>
    </style:style>
    <style:style style:name="P54" style:family="paragraph" style:parent-style-name="Standard" style:list-style-name="L2">
      <style:paragraph-properties fo:text-align="start" style:justify-single-word="false"/>
      <style:text-properties officeooo:rsid="00780ca4" officeooo:paragraph-rsid="00780ca4"/>
    </style:style>
    <style:style style:name="P55" style:family="paragraph" style:parent-style-name="Standard" style:list-style-name="L2">
      <style:paragraph-properties fo:text-align="start" style:justify-single-word="false"/>
      <style:text-properties officeooo:rsid="001cf82a" officeooo:paragraph-rsid="001cf82a"/>
    </style:style>
    <style:style style:name="P56" style:family="paragraph" style:parent-style-name="Standard" style:list-style-name="L2">
      <style:paragraph-properties fo:text-align="start" style:justify-single-word="false"/>
      <style:text-properties officeooo:rsid="005a9e4a" officeooo:paragraph-rsid="005a9e4a"/>
    </style:style>
    <style:style style:name="P57" style:family="paragraph" style:parent-style-name="Standard" style:list-style-name="L2">
      <style:paragraph-properties fo:text-align="start" style:justify-single-word="false"/>
      <style:text-properties officeooo:rsid="003599ed" officeooo:paragraph-rsid="003599ed"/>
    </style:style>
    <style:style style:name="P58" style:family="paragraph" style:parent-style-name="Standard" style:list-style-name="L2">
      <style:paragraph-properties fo:text-align="start" style:justify-single-word="false"/>
      <style:text-properties officeooo:rsid="0055ddd0" officeooo:paragraph-rsid="0055ddd0"/>
    </style:style>
    <style:style style:name="P59" style:family="paragraph" style:parent-style-name="Standard" style:list-style-name="L2">
      <style:paragraph-properties fo:text-align="start" style:justify-single-word="false"/>
      <style:text-properties officeooo:rsid="00194c7e" officeooo:paragraph-rsid="00194c7e"/>
    </style:style>
    <style:style style:name="P60" style:family="paragraph" style:parent-style-name="Standard" style:list-style-name="L2">
      <style:paragraph-properties fo:text-align="start" style:justify-single-word="false"/>
      <style:text-properties officeooo:rsid="00417256" officeooo:paragraph-rsid="00417256"/>
    </style:style>
    <style:style style:name="P61" style:family="paragraph" style:parent-style-name="Standard" style:list-style-name="L2">
      <style:paragraph-properties fo:text-align="start" style:justify-single-word="false"/>
      <style:text-properties officeooo:rsid="00728a0f" officeooo:paragraph-rsid="00728a0f"/>
    </style:style>
    <style:style style:name="P62" style:family="paragraph" style:parent-style-name="Standard" style:list-style-name="L2">
      <style:paragraph-properties fo:text-align="start" style:justify-single-word="false"/>
      <style:text-properties officeooo:rsid="00472ff3" officeooo:paragraph-rsid="00472ff3"/>
    </style:style>
    <style:style style:name="P63" style:family="paragraph" style:parent-style-name="Standard" style:list-style-name="L2">
      <style:paragraph-properties fo:text-align="start" style:justify-single-word="false"/>
      <style:text-properties officeooo:rsid="007f48f1" officeooo:paragraph-rsid="007f48f1"/>
    </style:style>
    <style:style style:name="P64" style:family="paragraph" style:parent-style-name="Standard" style:list-style-name="L2">
      <style:paragraph-properties fo:text-align="start" style:justify-single-word="false"/>
      <style:text-properties officeooo:rsid="008c0422" officeooo:paragraph-rsid="008c0422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981feb" officeooo:paragraph-rsid="00981feb"/>
    </style:style>
    <style:style style:name="P66" style:family="paragraph" style:parent-style-name="Standard" style:list-style-name="L2">
      <style:paragraph-properties fo:text-align="start" style:justify-single-word="false"/>
      <style:text-properties officeooo:rsid="00ab67be" officeooo:paragraph-rsid="00ab67be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b26e30" officeooo:paragraph-rsid="00b26e30"/>
    </style:style>
    <style:style style:name="P68" style:family="paragraph" style:parent-style-name="Standard" style:list-style-name="L2">
      <style:paragraph-properties fo:text-align="start" style:justify-single-word="false"/>
      <style:text-properties fo:font-weight="normal" officeooo:rsid="00b26e30" officeooo:paragraph-rsid="00b26e30" style:font-weight-asian="normal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9b61b7" officeooo:paragraph-rsid="009b61b7"/>
    </style:style>
    <style:style style:name="P70" style:family="paragraph" style:parent-style-name="Standard" style:list-style-name="L2">
      <style:paragraph-properties fo:text-align="start" style:justify-single-word="false"/>
      <style:text-properties officeooo:rsid="00a113dd" officeooo:paragraph-rsid="00a113dd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9d6652" officeooo:paragraph-rsid="009d6652"/>
    </style:style>
    <style:style style:name="P72" style:family="paragraph" style:parent-style-name="Standard" style:list-style-name="L2">
      <style:paragraph-properties fo:text-align="start" style:justify-single-word="false"/>
      <style:text-properties officeooo:rsid="009e70f8" officeooo:paragraph-rsid="009e70f8"/>
    </style:style>
    <style:style style:name="P73" style:family="paragraph" style:parent-style-name="Standard" style:list-style-name="L3">
      <style:paragraph-properties fo:text-align="start" style:justify-single-word="false"/>
      <style:text-properties officeooo:rsid="0054f45e" officeooo:paragraph-rsid="0054f45e"/>
    </style:style>
    <style:style style:name="P74" style:family="paragraph" style:parent-style-name="Standard" style:list-style-name="L3">
      <style:paragraph-properties fo:text-align="start" style:justify-single-word="false"/>
      <style:text-properties officeooo:rsid="004f4cc0" officeooo:paragraph-rsid="004f4cc0"/>
    </style:style>
    <style:style style:name="P75" style:family="paragraph" style:parent-style-name="Standard" style:list-style-name="L3">
      <style:paragraph-properties fo:text-align="start" style:justify-single-word="false"/>
      <style:text-properties officeooo:rsid="00903afa" officeooo:paragraph-rsid="00903afa"/>
    </style:style>
    <style:style style:name="P76" style:family="paragraph" style:parent-style-name="Standard" style:list-style-name="L3">
      <style:paragraph-properties fo:text-align="start" style:justify-single-word="false"/>
      <style:text-properties officeooo:rsid="00405974" officeooo:paragraph-rsid="00405974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799bb" style:font-size-asian="10.5pt" style:font-size-complex="12pt"/>
    </style:style>
    <style:style style:name="T3" style:family="text">
      <style:text-properties fo:font-size="12pt" officeooo:rsid="001c41dc" style:font-size-asian="10.5pt" style:font-size-complex="12pt"/>
    </style:style>
    <style:style style:name="T4" style:family="text">
      <style:text-properties fo:font-size="12pt" officeooo:rsid="001afda8" style:font-size-asian="10.5pt" style:font-size-complex="12pt"/>
    </style:style>
    <style:style style:name="T5" style:family="text">
      <style:text-properties fo:font-size="12pt" officeooo:rsid="001ec12a" style:font-size-asian="10.5pt" style:font-size-complex="12pt"/>
    </style:style>
    <style:style style:name="T6" style:family="text">
      <style:text-properties fo:font-size="12pt" officeooo:rsid="0020488e" style:font-size-asian="10.5pt" style:font-size-complex="12pt"/>
    </style:style>
    <style:style style:name="T7" style:family="text">
      <style:text-properties fo:font-size="12pt" officeooo:rsid="00337aa7" style:font-size-asian="10.5pt" style:font-size-complex="12pt"/>
    </style:style>
    <style:style style:name="T8" style:family="text">
      <style:text-properties fo:font-size="12pt" officeooo:rsid="0033c96a" style:font-size-asian="10.5pt" style:font-size-complex="12pt"/>
    </style:style>
    <style:style style:name="T9" style:family="text">
      <style:text-properties fo:font-size="12pt" officeooo:rsid="00363898" style:font-size-asian="10.5pt" style:font-size-complex="12pt"/>
    </style:style>
    <style:style style:name="T10" style:family="text">
      <style:text-properties fo:font-size="12pt" officeooo:rsid="003599ed" style:font-size-asian="10.5pt" style:font-size-complex="12pt"/>
    </style:style>
    <style:style style:name="T11" style:family="text">
      <style:text-properties fo:font-size="12pt" officeooo:rsid="003abce6" style:font-size-asian="10.5pt" style:font-size-complex="12pt"/>
    </style:style>
    <style:style style:name="T12" style:family="text">
      <style:text-properties fo:font-size="12pt" officeooo:rsid="004265da" style:font-size-asian="10.5pt" style:font-size-complex="12pt"/>
    </style:style>
    <style:style style:name="T13" style:family="text">
      <style:text-properties fo:font-size="12pt" officeooo:rsid="00436e6f" style:font-size-asian="10.5pt" style:font-size-complex="12pt"/>
    </style:style>
    <style:style style:name="T14" style:family="text">
      <style:text-properties fo:font-size="12pt" officeooo:rsid="0043fa04" style:font-size-asian="10.5pt" style:font-size-complex="12pt"/>
    </style:style>
    <style:style style:name="T15" style:family="text">
      <style:text-properties fo:font-size="12pt" officeooo:rsid="0045b8e9" style:font-size-asian="10.5pt" style:font-size-complex="12pt"/>
    </style:style>
    <style:style style:name="T16" style:family="text">
      <style:text-properties fo:font-size="12pt" officeooo:rsid="004a3ed8" style:font-size-asian="10.5pt" style:font-size-complex="12pt"/>
    </style:style>
    <style:style style:name="T17" style:family="text">
      <style:text-properties fo:font-size="12pt" officeooo:rsid="004cce5e" style:font-size-asian="10.5pt" style:font-size-complex="12pt"/>
    </style:style>
    <style:style style:name="T18" style:family="text">
      <style:text-properties fo:font-size="12pt" officeooo:rsid="004d93c6" style:font-size-asian="10.5pt" style:font-size-complex="12pt"/>
    </style:style>
    <style:style style:name="T19" style:family="text">
      <style:text-properties fo:font-size="12pt" officeooo:rsid="0054a227" style:font-size-asian="10.5pt" style:font-size-complex="12pt"/>
    </style:style>
    <style:style style:name="T20" style:family="text">
      <style:text-properties fo:font-size="12pt" officeooo:rsid="0057f230" style:font-size-asian="10.5pt" style:font-size-complex="12pt"/>
    </style:style>
    <style:style style:name="T21" style:family="text">
      <style:text-properties fo:font-size="12pt" officeooo:rsid="0058e921" style:font-size-asian="10.5pt" style:font-size-complex="12pt"/>
    </style:style>
    <style:style style:name="T22" style:family="text">
      <style:text-properties fo:font-size="12pt" officeooo:rsid="00597d32" style:font-size-asian="10.5pt" style:font-size-complex="12pt"/>
    </style:style>
    <style:style style:name="T23" style:family="text">
      <style:text-properties fo:font-size="12pt" officeooo:rsid="005bb0de" style:font-size-asian="10.5pt" style:font-size-complex="12pt"/>
    </style:style>
    <style:style style:name="T24" style:family="text">
      <style:text-properties fo:font-size="12pt" officeooo:rsid="005bdb7b" style:font-size-asian="10.5pt" style:font-size-complex="12pt"/>
    </style:style>
    <style:style style:name="T25" style:family="text">
      <style:text-properties fo:font-size="12pt" officeooo:rsid="005ce8be" style:font-size-asian="10.5pt" style:font-size-complex="12pt"/>
    </style:style>
    <style:style style:name="T26" style:family="text">
      <style:text-properties fo:font-size="12pt" officeooo:rsid="005d6046" style:font-size-asian="10.5pt" style:font-size-complex="12pt"/>
    </style:style>
    <style:style style:name="T27" style:family="text">
      <style:text-properties fo:font-size="12pt" officeooo:rsid="005f7494" style:font-size-asian="10.5pt" style:font-size-complex="12pt"/>
    </style:style>
    <style:style style:name="T28" style:family="text">
      <style:text-properties fo:font-size="12pt" officeooo:rsid="0060a068" style:font-size-asian="10.5pt" style:font-size-complex="12pt"/>
    </style:style>
    <style:style style:name="T29" style:family="text">
      <style:text-properties fo:font-size="12pt" officeooo:rsid="0069949c" style:font-size-asian="10.5pt" style:font-size-complex="12pt"/>
    </style:style>
    <style:style style:name="T30" style:family="text">
      <style:text-properties fo:font-size="12pt" officeooo:rsid="006d2e3f" style:font-size-asian="10.5pt" style:font-size-complex="12pt"/>
    </style:style>
    <style:style style:name="T31" style:family="text">
      <style:text-properties fo:font-size="12pt" officeooo:rsid="0078b125" style:font-size-asian="10.5pt" style:font-size-complex="12pt"/>
    </style:style>
    <style:style style:name="T32" style:family="text">
      <style:text-properties fo:font-size="12pt" officeooo:rsid="004f4cc0" style:font-size-asian="10.5pt" style:font-size-complex="12pt"/>
    </style:style>
    <style:style style:name="T33" style:family="text">
      <style:text-properties fo:font-size="12pt" officeooo:rsid="0080f646" style:font-size-asian="10.5pt" style:font-size-complex="12pt"/>
    </style:style>
    <style:style style:name="T34" style:family="text">
      <style:text-properties fo:font-size="12pt" officeooo:rsid="0083d35e" style:font-size-asian="10.5pt" style:font-size-complex="12pt"/>
    </style:style>
    <style:style style:name="T35" style:family="text">
      <style:text-properties fo:font-size="12pt" officeooo:rsid="0087ac1c" style:font-size-asian="10.5pt" style:font-size-complex="12pt"/>
    </style:style>
    <style:style style:name="T36" style:family="text">
      <style:text-properties fo:font-size="12pt" officeooo:rsid="008cb08e" style:font-size-asian="10.5pt" style:font-size-complex="12pt"/>
    </style:style>
    <style:style style:name="T37" style:family="text">
      <style:text-properties fo:font-size="12pt" officeooo:rsid="00904768" style:font-size-asian="10.5pt" style:font-size-complex="12pt"/>
    </style:style>
    <style:style style:name="T38" style:family="text">
      <style:text-properties fo:font-size="12pt" officeooo:rsid="009243b3" style:font-size-asian="10.5pt" style:font-size-complex="12pt"/>
    </style:style>
    <style:style style:name="T39" style:family="text">
      <style:text-properties fo:font-size="12pt" officeooo:rsid="0091f509" style:font-size-asian="10.5pt" style:font-size-complex="12pt"/>
    </style:style>
    <style:style style:name="T40" style:family="text">
      <style:text-properties fo:font-size="12pt" officeooo:rsid="009d1240" style:font-size-asian="10.5pt" style:font-size-complex="12pt"/>
    </style:style>
    <style:style style:name="T41" style:family="text">
      <style:text-properties fo:font-size="12pt" officeooo:rsid="009ef04c" style:font-size-asian="10.5pt" style:font-size-complex="12pt"/>
    </style:style>
    <style:style style:name="T42" style:family="text">
      <style:text-properties fo:font-size="12pt" officeooo:rsid="00a229c6" style:font-size-asian="10.5pt" style:font-size-complex="12pt"/>
    </style:style>
    <style:style style:name="T43" style:family="text">
      <style:text-properties fo:font-size="12pt" officeooo:rsid="00a34403" style:font-size-asian="10.5pt" style:font-size-complex="12pt"/>
    </style:style>
    <style:style style:name="T44" style:family="text">
      <style:text-properties fo:font-size="12pt" officeooo:rsid="007b99c7" style:font-size-asian="10.5pt" style:font-size-complex="12pt"/>
    </style:style>
    <style:style style:name="T45" style:family="text">
      <style:text-properties fo:font-size="12pt" officeooo:rsid="00a51ebc" style:font-size-asian="10.5pt" style:font-size-complex="12pt"/>
    </style:style>
    <style:style style:name="T46" style:family="text">
      <style:text-properties fo:font-size="12pt" officeooo:rsid="00a5a8fe" style:font-size-asian="10.5pt" style:font-size-complex="12pt"/>
    </style:style>
    <style:style style:name="T47" style:family="text">
      <style:text-properties fo:font-size="12pt" officeooo:rsid="00b35dc5" style:font-size-asian="10.5pt" style:font-size-complex="12pt"/>
    </style:style>
    <style:style style:name="T48" style:family="text">
      <style:text-properties officeooo:rsid="00518b2b"/>
    </style:style>
    <style:style style:name="T49" style:family="text">
      <style:text-properties officeooo:rsid="00561d10"/>
    </style:style>
    <style:style style:name="T50" style:family="text">
      <style:text-properties officeooo:rsid="00574b5e"/>
    </style:style>
    <style:style style:name="T51" style:family="text">
      <style:text-properties officeooo:rsid="00861657"/>
    </style:style>
    <style:style style:name="T52" style:family="text">
      <style:text-properties officeooo:rsid="00b83f86"/>
    </style:style>
    <style:style style:name="T53" style:family="text">
      <style:text-properties officeooo:rsid="00bac4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own <text:a xlink:type="simple" xlink:href="https://en.wikipedia.org/wiki/Programming_language" text:style-name="Internet_20_link" text:visited-style-name="Visited_20_Internet_20_Link">programming language</text:a></text:p>
      <text:list xml:id="list113266935" text:style-name="L1">
        <text:list-item>
          <text:p text:style-name="P11"><text:span text:style-name="T2">Check all languages from </text:span><text:a xlink:type="simple" xlink:href="https://en.wikipedia.org/wiki/List_of_programming_languages" text:style-name="Internet_20_link" text:visited-style-name="Visited_20_Internet_20_Link">https://en.wikipedia.org/wiki/List_of_programming_languages</text:a> – <text:span text:style-name="T52">I’m at I now</text:span></text:p>
        </text:list-item>
      </text:list>
      <text:p text:style-name="P10"/>
      <text:p text:style-name="P10"/>
      <text:p text:style-name="P2">Goals</text:p>
      <text:list xml:id="list3938232586" text:style-name="L2">
        <text:list-item>
          <text:p text:style-name="P25"><text:span text:style-name="T22">i</text:span><text:span text:style-name="T1">t’s a Lisp</text:span></text:p>
        </text:list-item>
        <text:list-item>
          <text:p text:style-name="P26">Code rewriting abilities (with types?, based on AST?): like optima: (chain sth (modal “hide”)) → (hide-modal sth)</text:p>
        </text:list-item>
        <text:list-item>
          <text:p text:style-name="P12"><text:span text:style-name="T44">Security: User system (functions have call permissions and can only be called by “users” with that permission). Remote procedure calls also work that way. Therefore almost no custom protocols are required. </text:span><text:a xlink:type="simple" xlink:href="https://en.wikipedia.org/wiki/E_(programming_language)" text:style-name="Internet_20_link" text:visited-style-name="Visited_20_Internet_20_Link"><text:span text:style-name="T1">https://en.wikipedia.org/wiki/E_(programming_language)</text:span></text:a></text:p>
        </text:list-item>
        <text:list-item>
          <text:p text:style-name="P54"><text:span text:style-name="T1">macros </text:span><text:span text:style-name="T31">(for DSLs etc)</text:span></text:p>
        </text:list-item>
        <text:list-item>
          <text:p text:style-name="P55"><text:span text:style-name="T22">Primary targets: </text:span><text:a xlink:type="simple" xlink:href="https://en.wikipedia.org/wiki/Computer_security" text:style-name="Internet_20_link" text:visited-style-name="Visited_20_Internet_20_Link"><text:span text:style-name="T22">Se</text:span></text:a><text:a xlink:type="simple" xlink:href="https://en.wikipedia.org/wiki/Computer_security" text:style-name="Internet_20_link" text:visited-style-name="Visited_20_Internet_20_Link"><text:span text:style-name="T1">curity</text:span></text:a><text:span text:style-name="T1">, </text:span><text:span text:style-name="T22">embedded, real-time</text:span></text:p>
        </text:list-item>
        <text:list-item>
          <text:p text:style-name="P55"><text:a xlink:type="simple" xlink:href="https://en.wikipedia.org/wiki/Eiffel_(programming_language" text:style-name="Internet_20_link" text:visited-style-name="Visited_20_Internet_20_Link"><text:span text:style-name="T22">https://en.wikipedia.org/wiki/Eiffel_(programming_language</text:span></text:a><text:a xlink:type="simple" xlink:href="https://en.wikipedia.org/wiki/Eiffel_(programming_language)" text:style-name="Internet_20_link" text:visited-style-name="Visited_20_Internet_20_Link"><text:span text:style-name="T22">)</text:span></text:a><text:span text:style-name="T22"> </text:span><text:span text:style-name="T45">good design ideas</text:span></text:p>
        </text:list-item>
        <text:list-item>
          <text:p text:style-name="P56"><text:span text:style-name="T22">a</text:span><text:span text:style-name="T1">lways progn (if else)</text:span></text:p>
        </text:list-item>
        <text:list-item>
          <text:p text:style-name="P27">explicit lazy evaluation (using macro)</text:p>
        </text:list-item>
        <text:list-item>
          <text:p text:style-name="P57"><text:span text:style-name="T1">Fast (</text:span><text:span text:style-name="T20">explicit </text:span><text:span text:style-name="T21">c</text:span><text:span text:style-name="T1">oncurrency (over multiple devices, etc.), </text:span><text:span text:style-name="T23">prevent death-locks</text:span><text:span text:style-name="T1">)</text:span></text:p>
        </text:list-item>
        <text:list-item>
          <text:p text:style-name="P13"><text:a xlink:type="simple" xlink:href="https://en.wikipedia.org/wiki/Automated_theorem_proving" text:style-name="Internet_20_link" text:visited-style-name="Visited_20_Internet_20_Link"><text:span text:style-name="T10">Automated_theorem_proving</text:span></text:a><text:span text:style-name="T10">: </text:span><text:a xlink:type="simple" xlink:href="https://en.wikipedia.org/wiki/Formal_verification" text:style-name="Internet_20_link" text:visited-style-name="Visited_20_Internet_20_Link"><text:span text:style-name="T1">Formal_verification</text:span></text:a><text:span text:style-name="T1">, </text:span><text:a xlink:type="simple" xlink:href="https://en.wikipedia.org/wiki/Coq" text:style-name="Internet_20_link" text:visited-style-name="Visited_20_Internet_20_Link"><text:span text:style-name="T1">https://en.wikipedia.org/wiki/Coq</text:span></text:a><text:span text:style-name="T1">, </text:span><text:span text:style-name="T43">ACL2</text:span></text:p>
        </text:list-item>
        <text:list-item>
          <text:p text:style-name="P13"><text:a xlink:type="simple" xlink:href="https://en.wikipedia.org/wiki/Model–view–controller" text:style-name="Internet_20_link" text:visited-style-name="Visited_20_Internet_20_Link"><text:span text:style-name="T1">Model-view-controller</text:span></text:a><text:span text:style-name="T1">?</text:span></text:p>
        </text:list-item>
        <text:list-item>
          <text:p text:style-name="P14"><text:span text:style-name="T13">TODO </text:span><text:a xlink:type="simple" xlink:href="https://en.wikipedia.org/wiki/Semantics_(computer_science)" text:style-name="Internet_20_link" text:visited-style-name="Visited_20_Internet_20_Link"><text:span text:style-name="T1">Semantics_(computer_science)</text:span></text:a></text:p>
        </text:list-item>
        <text:list-item>
          <text:p text:style-name="P28">Decentralized: Peer-to-peer, </text:p>
        </text:list-item>
        <text:list-item>
          <text:p text:style-name="P29">TODO null</text:p>
        </text:list-item>
        <text:list-item>
          <text:p text:style-name="P30">TODO memory safety</text:p>
        </text:list-item>
        <text:list-item>
          <text:p text:style-name="P15"><text:span text:style-name="T26">TODO </text:span><text:a xlink:type="simple" xlink:href="https://en.wikipedia.org/wiki/Off-by-one_error" text:style-name="Internet_20_link" text:visited-style-name="Visited_20_Internet_20_Link"><text:span text:style-name="T1">Off-by-one_error</text:span></text:a></text:p>
        </text:list-item>
        <text:list-item>
          <text:p text:style-name="P16"><text:span text:style-name="T27">TODO </text:span><text:a xlink:type="simple" xlink:href="https://en.wikipedia.org/wiki/Region-based_memory_management" text:style-name="Internet_20_link" text:visited-style-name="Visited_20_Internet_20_Link"><text:span text:style-name="T1">Region-based_memory_management</text:span></text:a></text:p>
        </text:list-item>
        <text:list-item>
          <text:p text:style-name="P58"><text:a xlink:type="simple" xlink:href="https://en.wikipedia.org/wiki/Design_by_contract" text:style-name="Internet_20_link" text:visited-style-name="Visited_20_Internet_20_Link"><text:span text:style-name="T1">Design_by_contract</text:span></text:a><text:span text:style-name="T1"> (using a DSL)</text:span></text:p>
        </text:list-item>
        <text:list-item>
          <text:p text:style-name="P59"><text:span text:style-name="T2">L</text:span><text:span text:style-name="T1">owest level: Assembly language</text:span></text:p>
        </text:list-item>
        <text:list-item>
          <text:p text:style-name="P60"><text:span text:style-name="T1">Long variable/function/class/... names (</text:span><text:span text:style-name="T12">e.g. </text:span><text:span text:style-name="T1">counter instead of cnt)</text:span></text:p>
        </text:list-item>
        <text:list-item>
          <text:p text:style-name="P60"><text:a xlink:type="simple" xlink:href="https://en.wikipedia.org/wiki/Type_system" text:style-name="Internet_20_link" text:visited-style-name="Visited_20_Internet_20_Link"><text:span text:style-name="T1">Type_system</text:span></text:a><text:span text:style-name="T1">: </text:span><text:span text:style-name="T14">static, </text:span><text:a xlink:type="simple" xlink:href="https://en.wikipedia.org/wiki/Multiple_dispatch" text:style-name="Internet_20_link" text:visited-style-name="Visited_20_Internet_20_Link"><text:span text:style-name="T15">multiple dispatch</text:span></text:a><text:span text:style-name="T15">, </text:span><text:span text:style-name="T18">dynamic-dispatch, </text:span><text:span text:style-name="T17">strongly typed, </text:span><text:span text:style-name="T24">custom types (numbers with </text:span><text:span text:style-name="T25">range</text:span><text:span text:style-name="T24">, enums)</text:span></text:p>
        </text:list-item>
        <text:list-item>
          <text:p text:style-name="P61"><text:span text:style-name="T24">m</text:span><text:span text:style-name="T1">ultiple return values</text:span></text:p>
        </text:list-item>
        <text:list-item>
          <text:p text:style-name="P60"><text:a xlink:type="simple" xlink:href="https://en.wikipedia.org/wiki/Type_safety" text:style-name="Internet_20_link" text:visited-style-name="Visited_20_Internet_20_Link"><text:span text:style-name="T15">Type_safety</text:span></text:a></text:p>
        </text:list-item>
        <text:list-item>
          <text:p text:style-name="P60"><text:a xlink:type="simple" xlink:href="https://en.wikipedia.org/wiki/Liskov_substitution_principle" text:style-name="Internet_20_link" text:visited-style-name="Visited_20_Internet_20_Link"><text:span text:style-name="T15">Liskov_substitution_principle</text:span></text:a></text:p>
        </text:list-item>
        <text:list-item>
          <text:p text:style-name="P62"><text:a xlink:type="simple" xlink:href="https://en.wikipedia.org/wiki/Arbitrary-precision_arithmetic" text:style-name="Internet_20_link" text:visited-style-name="Visited_20_Internet_20_Link"><text:span text:style-name="T1">https://en.wikipedia.org/wiki/Arbitrary-precision_arithmetic</text:span></text:a></text:p>
        </text:list-item>
        <text:list-item>
          <text:p text:style-name="P17"><text:a xlink:type="simple" xlink:href="https://en.wikipedia.org/wiki/Computer_architecture" text:style-name="Internet_20_link" text:visited-style-name="Visited_20_Internet_20_Link"><text:span text:style-name="T3">Computer architecture</text:span></text:a><text:span text:style-name="T5">s</text:span><text:span text:style-name="T3">: </text:span><text:a xlink:type="simple" xlink:href="https://en.wikipedia.org/wiki/Reconfigurable_computing" text:style-name="Internet_20_link" text:visited-style-name="Visited_20_Internet_20_Link"><text:span text:style-name="T1">Reconfigurable computing</text:span></text:a></text:p>
        </text:list-item>
        <text:list-item>
          <text:p text:style-name="P17"><text:soft-page-break/><text:a xlink:type="simple" xlink:href="https://en.wikipedia.org/wiki/Software" text:style-name="Internet_20_link" text:visited-style-name="Visited_20_Internet_20_Link"><text:span text:style-name="T1">Software</text:span></text:a><text:a xlink:type="simple" xlink:href="https://en.wikipedia.org/wiki/Software_design" text:style-name="Internet_20_link" text:visited-style-name="Visited_20_Internet_20_Link"><text:span text:style-name="T1"> design</text:span></text:a><text:span text:style-name="T1">: </text:span><text:a xlink:type="simple" xlink:href="https://en.wikipedia.org/wiki/Abstraction_(computer_science" text:style-name="Internet_20_link" text:visited-style-name="Visited_20_Internet_20_Link"><text:span text:style-name="T1">Abstraction</text:span></text:a><text:span text:style-name="T1">, </text:span><text:a xlink:type="simple" xlink:href="https://en.wikipedia.org/wiki/Modularity" text:style-name="Internet_20_link" text:visited-style-name="Visited_20_Internet_20_Link"><text:span text:style-name="T1">Modularity</text:span></text:a><text:span text:style-name="T1">, </text:span><text:a xlink:type="simple" xlink:href="https://en.wikipedia.org/wiki/Information" text:style-name="Internet_20_link" text:visited-style-name="Visited_20_Internet_20_Link"><text:span text:style-name="T1">Information</text:span></text:a><text:a xlink:type="simple" xlink:href="https://en.wikipedia.org/wiki/Information_hiding" text:style-name="Internet_20_link" text:visited-style-name="Visited_20_Internet_20_Link"><text:span text:style-name="T1"> hiding</text:span></text:a><text:span text:style-name="T1">, </text:span><text:a xlink:type="simple" xlink:href="https://en.wikipedia.org/wiki/Fault_tolerance" text:style-name="Internet_20_link" text:visited-style-name="Visited_20_Internet_20_Link"><text:span text:style-name="T1">Fault tolerance</text:span></text:a><text:span text:style-name="T1">, </text:span><text:a xlink:type="simple" xlink:href="https://en.wikipedia.org/wiki/Extensibility" text:style-name="Internet_20_link" text:visited-style-name="Visited_20_Internet_20_Link"><text:span text:style-name="T1">Extensibility</text:span></text:a><text:span text:style-name="T1">, </text:span><text:a xlink:type="simple" xlink:href="https://en.wikipedia.org/wiki/Maintainability" text:style-name="Internet_20_link" text:visited-style-name="Visited_20_Internet_20_Link"><text:span text:style-name="T1">Maintainability</text:span></text:a><text:span text:style-name="T1">, </text:span><text:a xlink:type="simple" xlink:href="https://en.wikipedia.org/wiki/Software_durability" text:style-name="Internet_20_link" text:visited-style-name="Visited_20_Internet_20_Link"><text:span text:style-name="T1">Software_durability</text:span></text:a><text:span text:style-name="T1">, </text:span><text:a xlink:type="simple" xlink:href="https://en.wikipedia.org/wiki/Reusability" text:style-name="Internet_20_link" text:visited-style-name="Visited_20_Internet_20_Link"><text:span text:style-name="T1">Reusability</text:span></text:a><text:span text:style-name="T1">, </text:span><text:a xlink:type="simple" xlink:href="https://en.wikipedia.org/wiki/Usability" text:style-name="Internet_20_link" text:visited-style-name="Visited_20_Internet_20_Link"><text:span text:style-name="T1">Usability</text:span></text:a><text:span text:style-name="T1">, </text:span><text:a xlink:type="simple" xlink:href="https://en.wikipedia.org/wiki/Performance" text:style-name="Internet_20_link" text:visited-style-name="Visited_20_Internet_20_Link"><text:span text:style-name="T1">Performance</text:span></text:a><text:span text:style-name="T1">, </text:span><text:a xlink:type="simple" xlink:href="https://en.wikipedia.org/wiki/Software_portability" text:style-name="Internet_20_link" text:visited-style-name="Visited_20_Internet_20_Link"><text:span text:style-name="T1">Software_portability</text:span></text:a><text:span text:style-name="T1">, </text:span><text:a xlink:type="simple" xlink:href="https://en.wikipedia.org/wiki/Scalability" text:style-name="Internet_20_link" text:visited-style-name="Visited_20_Internet_20_Link"><text:span text:style-name="T1">Scalability</text:span></text:a></text:p>
        </text:list-item>
        <text:list-item>
          <text:p text:style-name="P18"><text:a xlink:type="simple" xlink:href="https://en.wikipedia.org/wiki/Programming_paradigm" text:style-name="Internet_20_link" text:visited-style-name="Visited_20_Internet_20_Link"><text:span text:style-name="T4">Programming paradi</text:span></text:a><text:a xlink:type="simple" xlink:href="https://en.wikipedia.org/wiki/Programming_paradigm" text:style-name="Internet_20_link" text:visited-style-name="Visited_20_Internet_20_Link"><text:span text:style-name="T7">gms</text:span></text:a><text:span text:style-name="T4">: </text:span><text:a xlink:type="simple" xlink:href="https://en.wikipedia.org/wiki/Imperative_programming" text:style-name="Internet_20_link" text:visited-style-name="Visited_20_Internet_20_Link"><text:span text:style-name="T4">Imperative</text:span></text:a><text:span text:style-name="T4"> </text:span><text:span text:style-name="T6">(</text:span><text:a xlink:type="simple" xlink:href="https://en.wikipedia.org/wiki/Procedural_programming" text:style-name="Internet_20_link" text:visited-style-name="Visited_20_Internet_20_Link"><text:span text:style-name="T6">Procedural</text:span></text:a><text:span text:style-name="T6">, </text:span><text:a xlink:type="simple" xlink:href="https://en.wikipedia.org/wiki/Object-oriented_programming" text:style-name="Internet_20_link" text:visited-style-name="Visited_20_Internet_20_Link"><text:span text:style-name="T6">Object-oriented</text:span></text:a><text:span text:style-name="T6"> </text:span><text:span text:style-name="T16">(</text:span><text:a xlink:type="simple" xlink:href="https://en.wikipedia.org/wiki/Polymorphism_(computer_science)" text:style-name="Internet_20_link" text:visited-style-name="Visited_20_Internet_20_Link"><text:span text:style-name="T16">Polymorphism</text:span></text:a><text:span text:style-name="T16">)</text:span><text:span text:style-name="T6">)</text:span><text:span text:style-name="T4"> / </text:span><text:a xlink:type="simple" xlink:href="https://en.wikipedia.org/wiki/Declarative_programming" text:style-name="Internet_20_link" text:visited-style-name="Visited_20_Internet_20_Link"><text:span text:style-name="T4">Declarative</text:span></text:a><text:span text:style-name="T4"> </text:span><text:span text:style-name="T8">(</text:span><text:a xlink:type="simple" xlink:href="https://en.wikipedia.org/wiki/Functional_programming" text:style-name="Internet_20_link" text:visited-style-name="Visited_20_Internet_20_Link"><text:span text:style-name="T8">functional</text:span></text:a><text:span text:style-name="T8">, </text:span><text:a xlink:type="simple" xlink:href="https://en.wikipedia.org/wiki/Logic_programming" text:style-name="Internet_20_link" text:visited-style-name="Visited_20_Internet_20_Link"><text:span text:style-name="T8">Logic_programming</text:span></text:a><text:span text:style-name="T8"> </text:span><text:span text:style-name="T9">(using a DSL), </text:span><text:a xlink:type="simple" xlink:href="https://en.wikipedia.org/wiki/Reactive_programming" text:style-name="Internet_20_link" text:visited-style-name="Visited_20_Internet_20_Link"><text:span text:style-name="T9">Reactive_programming</text:span></text:a><text:span text:style-name="T9"> </text:span><text:span text:style-name="T11">(using a DSL)</text:span><text:span text:style-name="T8">)</text:span></text:p>
        </text:list-item>
        <text:list-item>
          <text:p text:style-name="P18"><text:a xlink:type="simple" xlink:href="https://en.wikipedia.org/wiki/Homoiconicity" text:style-name="Internet_20_link" text:visited-style-name="Visited_20_Internet_20_Link"><text:span text:style-name="T8">https://en.wikipedia.org/wiki/Homoiconicity</text:span></text:a></text:p>
        </text:list-item>
        <text:list-item>
          <text:p text:style-name="P18"><text:a xlink:type="simple" xlink:href="https://en.wikipedia.org/wiki/Dependent_type" text:style-name="Internet_20_link" text:visited-style-name="Visited_20_Internet_20_Link"><text:span text:style-name="T8">https://en.wikipedia.org/wiki/Dependent_type</text:span></text:a><text:span text:style-name="T8">?</text:span></text:p>
        </text:list-item>
        <text:list-item>
          <text:p text:style-name="P19"><text:span text:style-name="T8">G</text:span><text:span text:style-name="T29">raphical version? </text:span><text:a xlink:type="simple" xlink:href="https://en.wikipedia.org/wiki/Dataflow_programming" text:style-name="Internet_20_link" text:visited-style-name="Visited_20_Internet_20_Link"><text:span text:style-name="T1">https://en.wikipedia.org/wiki/Dataflow_programming</text:span></text:a><text:span text:style-name="T29">? </text:span><text:span text:style-name="T30">(+ </text:span><text:a xlink:type="simple" xlink:href="https://en.wikipedia.org/wiki/Automatic_parallelization" text:style-name="Internet_20_link" text:visited-style-name="Visited_20_Internet_20_Link"><text:span text:style-name="T30">https://en.wikipedia.org/wiki/Automatic_parallelization</text:span></text:a><text:span text:style-name="T30">)</text:span></text:p>
        </text:list-item>
        <text:list-item>
          <text:p text:style-name="P19"><text:a xlink:type="simple" xlink:href="https://en.wikipedia.org/wiki/Actor_model" text:style-name="Internet_20_link" text:visited-style-name="Visited_20_Internet_20_Link"><text:span text:style-name="T30">https://en.wikipedia.org/wiki/Actor_model</text:span></text:a><text:span text:style-name="T30">?</text:span></text:p>
        </text:list-item>
        <text:list-item>
          <text:p text:style-name="P63"><text:span text:style-name="T30">F</text:span><text:span text:style-name="T1">uture / promise</text:span></text:p>
        </text:list-item>
        <text:list-item>
          <text:p text:style-name="P31">multiple inheritance</text:p>
        </text:list-item>
        <text:list-item>
          <text:p text:style-name="P32">atomic operations? / locking?</text:p>
        </text:list-item>
        <text:list-item>
          <text:p text:style-name="P33">Undoing / redoing instead of operation confirmation</text:p>
        </text:list-item>
        <text:list-item>
          <text:p text:style-name="P34">lexical scoping?</text:p>
        </text:list-item>
        <text:list-item>
          <text:p text:style-name="P35">lisp like exception handling (maybe multiple choices but then how should you write libraries?)</text:p>
        </text:list-item>
        <text:list-item>
          <text:p text:style-name="P36">tail call optimization</text:p>
        </text:list-item>
        <text:list-item>
          <text:p text:style-name="P37">code stored as binary data (for efficiency and storage)</text:p>
        </text:list-item>
        <text:list-item>
          <text:p text:style-name="P64"><text:span text:style-name="T1">git like </text:span><text:span text:style-name="T36">version control</text:span></text:p>
        </text:list-item>
        <text:list-item>
          <text:p text:style-name="P38">Look at existing vulnerabilities and find out how they could be prevented by the language</text:p>
        </text:list-item>
        <text:list-item>
          <text:p text:style-name="P20"><text:span text:style-name="T35">TODO NEEDTOUNDERSTAND </text:span><text:a xlink:type="simple" xlink:href="https://en.wikipedia.org/wiki/Synchronous_programming_language" text:style-name="Internet_20_link" text:visited-style-name="Visited_20_Internet_20_Link"><text:span text:style-name="T1">https://en.wikipedia.org/wiki/Synchronous_programming_language</text:span></text:a></text:p>
        </text:list-item>
        <text:list-item>
          <text:p text:style-name="P39">self-hosting compiler</text:p>
        </text:list-item>
        <text:list-item>
          <text:p text:style-name="P40">REPL</text:p>
        </text:list-item>
        <text:list-item>
          <text:p text:style-name="P41">lisp-1!!! vs lisp-2</text:p>
        </text:list-item>
        <text:list-item>
          <text:p text:style-name="P42">call by…. Sharing?</text:p>
        </text:list-item>
        <text:list-item>
          <text:p text:style-name="P43">Expression-language</text:p>
        </text:list-item>
        <text:list-item>
          <text:p text:style-name="P65"><text:a xlink:type="simple" xlink:href="https://en.wikipedia.org/wiki/Erlang_(programming_language)" text:style-name="Internet_20_link" text:visited-style-name="Visited_20_Internet_20_Link"><text:span text:style-name="T1">https://en.wikipedia.org/wiki/Erlang_(programming_language)</text:span></text:a></text:p>
        </text:list-item>
        <text:list-item>
          <text:p text:style-name="P44">testing</text:p>
        </text:list-item>
        <text:list-item>
          <text:p text:style-name="P45">hot swapping</text:p>
        </text:list-item>
        <text:list-item>
          <text:p text:style-name="P66"><text:a xlink:type="simple" xlink:href="https://en.wikipedia.org/wiki/Mixins" text:style-name="Internet_20_link" text:visited-style-name="Visited_20_Internet_20_Link"><text:span text:style-name="T1">https://en.wikipedia.org/wiki/Mixins</text:span></text:a><text:span text:style-name="T1"> ?</text:span></text:p>
        </text:list-item>
        <text:list-item>
          <text:p text:style-name="P66"><text:a xlink:type="simple" xlink:href="https://en.wikipedia.org/wiki/Go_(programming_language)" text:style-name="Internet_20_link" text:visited-style-name="Visited_20_Internet_20_Link"><text:span text:style-name="T1">https://en.wikipedia.org/wiki/Go_(programming_language)</text:span></text:a></text:p>
        </text:list-item>
        <text:list-item>
          <text:p text:style-name="P46">Null?</text:p>
        </text:list-item>
        <text:list-item>
          <text:p text:style-name="P47">Gui</text:p>
        </text:list-item>
        <text:list-item>
          <text:p text:style-name="P67"><text:span text:style-name="T1">tabs for indentiation, spaces for alignment / </text:span><text:span text:style-name="T47">auto format</text:span></text:p>
        </text:list-item>
        <text:list-item>
          <text:p text:style-name="P68"><text:a xlink:type="simple" xlink:href="https://en.wikipedia.org/wiki/Definite_assignment_analysis" text:style-name="Internet_20_link" text:visited-style-name="Visited_20_Internet_20_Link">https://en.wikipedia.org/wiki/Definite_assignment_analysis</text:a></text:p>
        </text:list-item>
        <text:list-item>
          <text:p text:style-name="P47">object database</text:p>
        </text:list-item>
        <text:list-item>
          <text:p text:style-name="P47">distributed objects/calls</text:p>
        </text:list-item>
        <text:list-item>
          <text:p text:style-name="P47"><text:soft-page-break/>.<text:span text:style-name="T53">green</text:span></text:p>
        </text:list-item>
        <text:list-item>
          <text:p text:style-name="P48">If using semver enforce it using compiler</text:p>
        </text:list-item>
        <text:list-item>
          <text:p text:style-name="P69"><text:span text:style-name="T1">Good IDE, debugger, profiler, </text:span><text:span text:style-name="T40">optimizer</text:span></text:p>
        </text:list-item>
        <text:list-item>
          <text:p text:style-name="P70"><text:span text:style-name="T40">c</text:span><text:span text:style-name="T1">ommon lisp object system </text:span><text:span text:style-name="T42">(prevents design patterns)</text:span></text:p>
        </text:list-item>
        <text:list-item>
          <text:p text:style-name="P71"><text:span text:style-name="T40">p</text:span><text:span text:style-name="T1">ermission system</text:span></text:p>
        </text:list-item>
        <text:list-item>
          <text:p text:style-name="P49">code-completion</text:p>
        </text:list-item>
        <text:list-item>
          <text:p text:style-name="P50">common lisp, scheme</text:p>
        </text:list-item>
        <text:list-item>
          <text:p text:style-name="P51">cooperative multitaksing? (I dont think so)</text:p>
        </text:list-item>
        <text:list-item>
          <text:p text:style-name="P21"><text:span text:style-name="T46">time travelling debugger </text:span><text:a xlink:type="simple" xlink:href="https://elm-lang.org/news/time-travel-made-easy" text:style-name="Internet_20_link" text:visited-style-name="Visited_20_Internet_20_Link"><text:span text:style-name="T1">https://elm-lang.org/news/time-travel-made-easy</text:span></text:a></text:p>
        </text:list-item>
        <text:list-item>
          <text:p text:style-name="P72"><text:span text:style-name="T1">defense in depth (running </text:span><text:span text:style-name="T41">applications</text:span><text:span text:style-name="T1"> in container like things?)</text:span></text:p>
        </text:list-item>
        <text:list-item>
          <text:p text:style-name="P52">everything should be machine-readable (contracts, rules, wikis, etc.)</text:p>
        </text:list-item>
        <text:list-item>
          <text:p text:style-name="P22"><text:a xlink:type="simple" xlink:href="https://en.wikipedia.org/wiki/Clojure" text:style-name="Internet_20_link" text:visited-style-name="Visited_20_Internet_20_Link"><text:span text:style-name="T39">https://en.wikipedia.org/wiki/Clojure</text:span></text:a><text:span text:style-name="T39"> </text:span><text:span text:style-name="T38">immutability</text:span></text:p>
        </text:list-item>
        <text:list-item>
          <text:p text:style-name="P22"><text:a xlink:type="simple" xlink:href="https://en.wikipedia.org/wiki/Exception_handling" text:style-name="Internet_20_link" text:visited-style-name="Visited_20_Internet_20_Link"><text:span text:style-name="T38">https://en.wikipedia.org/wiki/Exception_handling</text:span></text:a><text:span text:style-name="T38">? </text:span><text:a xlink:type="simple" xlink:href="https://en.wikipedia.org/wiki/Software_transactional_memory" text:style-name="Internet_20_link" text:visited-style-name="Visited_20_Internet_20_Link"><text:span text:style-name="T38">https://en.wikipedia.org/wiki/Software_transactional_memory</text:span></text:a><text:span text:style-name="T38"> <text:s/>?</text:span></text:p>
        </text:list-item>
        <text:list-item>
          <text:p text:style-name="P23"><text:span text:style-name="T35">l</text:span><text:span text:style-name="T37">ocality of data (for speedup?) </text:span><text:a xlink:type="simple" xlink:href="https://en.wikipedia.org/wiki/Partitioned_global_address_space" text:style-name="Internet_20_link" text:visited-style-name="Visited_20_Internet_20_Link"><text:span text:style-name="T1">https://en.wikipedia.org/wiki/Partitioned_global_address_space</text:span></text:a><text:span text:style-name="T37">?</text:span></text:p>
        </text:list-item>
      </text:list>
      <text:p text:style-name="P9"><text:span text:style-name="T34">Interesting: </text:span><text:a xlink:type="simple" xlink:href="http://appinventor.mit.edu/" text:style-name="Internet_20_link" text:visited-style-name="Visited_20_Internet_20_Link"><text:span text:style-name="T1">http://appinventor.mit.edu/</text:span></text:a></text:p>
      <text:p text:style-name="P6"/>
      <text:p text:style-name="P3">Replacing <text:span text:style-name="T48">(programming languages and software)</text:span></text:p>
      <text:p text:style-name="P5"><text:a xlink:type="simple" xlink:href="https://en.wikipedia.org/wiki/List_of_programming_languages" text:style-name="Internet_20_link" text:visited-style-name="Visited_20_Internet_20_Link">List_of_programming_languages</text:a></text:p>
      <text:list xml:id="list980802633" text:style-name="L3">
        <text:list-item>
          <text:p text:style-name="P24"><text:a xlink:type="simple" xlink:href="https://en.wikipedia.org/wiki/A_Sharp_(.NET" text:style-name="Internet_20_link" text:visited-style-name="Visited_20_Internet_20_Link"><text:span text:style-name="T10">A_Sharp_(.NET</text:span></text:a><text:a xlink:type="simple" xlink:href="https://en.wikipedia.org/wiki/A_Sharp_(.NET)" text:style-name="Internet_20_link" text:visited-style-name="Visited_20_Internet_20_Link"><text:span text:style-name="T10">)</text:span></text:a><text:span text:style-name="T10"> →</text:span><text:span text:style-name="T19"> </text:span><text:a xlink:type="simple" xlink:href="https://en.wikipedia.org/wiki/Ada_(programming_language)" text:style-name="Internet_20_link" text:visited-style-name="Visited_20_Internet_20_Link"><text:span text:style-name="T19">Ada</text:span></text:a></text:p>
          <text:list>
            <text:list-item>
              <text:p text:style-name="P73">+structured, +stati<text:span text:style-name="T49">c</text:span>ally typed, +imperative, +object-oriented, <text:span text:style-name="T50">+strong typing</text:span></text:p>
            </text:list-item>
          </text:list>
        </text:list-item>
        <text:list-item>
          <text:p text:style-name="P74"><text:a xlink:type="simple" xlink:href="https://en.wikipedia.org/wiki/AMPL" text:style-name="Internet_20_link" text:visited-style-name="Visited_20_Internet_20_Link"><text:span text:style-name="T10">https://en.wikipedia.org/wiki/AMPL</text:span></text:a><text:span text:style-name="T10"> </text:span><text:span text:style-name="T33">replacing as DSL</text:span></text:p>
        </text:list-item>
        <text:list-item>
          <text:p text:style-name="P74"><text:a xlink:type="simple" xlink:href="https://en.wikipedia.org/wiki/Assembly_language" text:style-name="Internet_20_link" text:visited-style-name="Visited_20_Internet_20_Link">https://en.wikipedia.org/wiki/Assembly_language</text:a> <text:span text:style-name="T51">(using DSL)</text:span></text:p>
        </text:list-item>
        <text:list-item>
          <text:p text:style-name="P24"><text:span text:style-name="T10">S</text:span><text:span text:style-name="T32">cripting languages?</text:span><text:span text:style-name="T28"> </text:span></text:p>
        </text:list-item>
        <text:list-item>
          <text:p text:style-name="P75"><text:span text:style-name="T28">T</text:span><text:span text:style-name="T1">ODO graphic programming (OpenCL, OpenGL, Vulkan, ...)</text:span></text:p>
        </text:list-item>
      </text:list>
      <text:p text:style-name="P7"/>
      <text:p text:style-name="P8"/>
      <text:p text:style-name="P4">Working for</text:p>
      <text:list xml:id="list155538820127709" text:continue-numbering="true" text:style-name="L3">
        <text:list-item>
          <text:p text:style-name="P76"><text:span text:style-name="T10">D</text:span><text:span text:style-name="T1">esktop computers: yes</text:span></text:p>
        </text:list-item>
        <text:list-item>
          <text:p text:style-name="P53">Embedded</text:p>
          <text:list>
            <text:list-item>
              <text:p text:style-name="P53">Robots (4KB RAM): yes (reduce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6T15:52:38.255656189</meta:creation-date>
    <dc:date>2019-08-26T15:55:23.393060593</dc:date>
    <meta:editing-duration>PT7H19M45S</meta:editing-duration>
    <meta:editing-cycles>164</meta:editing-cycles>
    <meta:generator>LibreOffice/6.3.0.4$Linux_X86_64 LibreOffice_project/30$Build-4</meta:generator>
    <meta:document-statistic meta:table-count="0" meta:image-count="0" meta:object-count="0" meta:page-count="3" meta:paragraph-count="89" meta:word-count="486" meta:character-count="4264" meta:non-whitespace-character-count="3946"/>
  </office:meta>
</office:document-meta>
</file>